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C000000BD03D2800D4504567EC.jpg" manifest:media-type="image/jpeg"/>
  <manifest:file-entry manifest:full-path="Pictures/1000000000000FC000000BD07475024E265AD3E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'Helvetica Neue', Helvetica, Roboto, Oxygen, Ubuntu, Cantarell, 'Fira Sans', 'Droid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ec24" officeooo:paragraph-rsid="0017ec24"/>
    </style:style>
    <style:style style:name="P2" style:family="paragraph" style:parent-style-name="Standard">
      <style:text-properties officeooo:rsid="0017ec24" officeooo:paragraph-rsid="0017ec24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size="22pt" style:font-size-asian="22pt" style:font-size-complex="22pt"/>
    </style:style>
    <style:style style:name="T1" style:family="text">
      <style:text-properties fo:font-variant="normal" fo:text-transform="none" fo:color="#141414" style:font-name="Segoe UI" fo:letter-spacing="normal" fo:font-style="normal" fo:font-weight="bold"/>
    </style:style>
    <style:style style:name="T2" style:family="text">
      <style:text-properties fo:font-variant="normal" fo:text-transform="none" fo:color="#141414" style:font-name="Segoe UI" fo:letter-spacing="normal" fo:font-style="normal" fo:font-weight="bold" officeooo:rsid="0017e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TH9898_</text:span><text:span text:style-name="T2">Chenyu</text:span><text:span text:style-name="T1">_</text:span><text:span text:style-name="T2">Zhao</text:span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1256in" svg:y="0.1646in" svg:width="6.9252in" svg:height="5.1937in" draw:z-index="0" draw:transform="translate (-3.58818897637795in -2.76141732283465in) rotate (1.5707963267949) translate (3.58818897637795in 2.76141732283465in)"><draw:image xlink:href="Pictures/1000000000000FC000000BD07475024E265AD3E3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-0.1563in" svg:y="0.148in" svg:width="6.9252in" svg:height="5.1937in" draw:z-index="1" draw:transform="translate (-3.30629921259843in -2.74488188976378in) rotate (4.71238898038469) translate (3.30629921259843in 2.74488188976378in)"><draw:image xlink:href="Pictures/1000000000000FC000000BD03D2800D4504567EC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'Helvetica Neue', Helvetica, Roboto, Oxygen, Ubuntu, Cantarell, 'Fira Sans', 'Droid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ec24" officeooo:paragraph-rsid="0017ec2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W1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6:48:29.125551258</meta:creation-date>
    <dc:date>2019-02-06T06:54:49.132407531</dc:date>
    <meta:editing-duration>PT20S</meta:editing-duration>
    <meta:editing-cycles>1</meta:editing-cycles>
    <meta:document-statistic meta:table-count="0" meta:image-count="2" meta:object-count="0" meta:page-count="2" meta:paragraph-count="2" meta:word-count="2" meta:character-count="22" meta:non-whitespace-character-count="22"/>
    <meta:generator>LibreOffice/6.1.4.2$Linux_X86_64 LibreOffice_project/10$Build-2</meta:generator>
  </office:meta>
</office:document-meta>
</file>